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4ff" officeooo:paragraph-rsid="000164ff"/>
    </style:style>
    <style:style style:name="P2" style:family="paragraph" style:parent-style-name="Standard">
      <style:text-properties officeooo:rsid="0003274a" officeooo:paragraph-rsid="0003274a"/>
    </style:style>
    <style:style style:name="P3" style:family="paragraph" style:parent-style-name="Standard">
      <style:text-properties officeooo:rsid="00036a40" officeooo:paragraph-rsid="00036a40"/>
    </style:style>
    <style:style style:name="P4" style:family="paragraph" style:parent-style-name="Standard">
      <style:text-properties officeooo:rsid="000562b3" officeooo:paragraph-rsid="000562b3"/>
    </style:style>
    <style:style style:name="P5" style:family="paragraph" style:parent-style-name="Standard">
      <style:text-properties officeooo:rsid="000562b3" officeooo:paragraph-rsid="0007d210"/>
    </style:style>
    <style:style style:name="P6" style:family="paragraph" style:parent-style-name="Standard">
      <style:text-properties officeooo:rsid="0007d210" officeooo:paragraph-rsid="0007d210"/>
    </style:style>
    <style:style style:name="P7" style:family="paragraph" style:parent-style-name="Standard">
      <style:text-properties officeooo:rsid="000b6dcf" officeooo:paragraph-rsid="000b6dcf"/>
    </style:style>
    <style:style style:name="P8" style:family="paragraph" style:parent-style-name="Standard">
      <style:text-properties officeooo:rsid="000d0273" officeooo:paragraph-rsid="000d0273"/>
    </style:style>
    <style:style style:name="P9" style:family="paragraph" style:parent-style-name="Standard">
      <style:text-properties officeooo:rsid="000ee74e" officeooo:paragraph-rsid="000ee74e"/>
    </style:style>
    <style:style style:name="P10" style:family="paragraph" style:parent-style-name="Standard">
      <style:text-properties officeooo:rsid="0010c7c7" officeooo:paragraph-rsid="0010c7c7"/>
    </style:style>
    <style:style style:name="P11" style:family="paragraph" style:parent-style-name="Standard">
      <style:text-properties officeooo:rsid="0012809f" officeooo:paragraph-rsid="0012809f"/>
    </style:style>
    <style:style style:name="P12" style:family="paragraph" style:parent-style-name="Standard">
      <style:text-properties officeooo:rsid="00136e80" officeooo:paragraph-rsid="00136e80"/>
    </style:style>
    <style:style style:name="P13" style:family="paragraph" style:parent-style-name="Standard">
      <style:text-properties officeooo:rsid="00140b26" officeooo:paragraph-rsid="00140b26"/>
    </style:style>
    <style:style style:name="P14" style:family="paragraph" style:parent-style-name="Standard">
      <style:text-properties officeooo:rsid="0016a5ff" officeooo:paragraph-rsid="0016a5ff"/>
    </style:style>
    <style:style style:name="P15" style:family="paragraph" style:parent-style-name="Standard">
      <style:text-properties officeooo:rsid="0016a666" officeooo:paragraph-rsid="0016a666"/>
    </style:style>
    <style:style style:name="P16" style:family="paragraph" style:parent-style-name="Standard">
      <style:text-properties officeooo:rsid="00178280" officeooo:paragraph-rsid="00178280"/>
    </style:style>
    <style:style style:name="T1" style:family="text">
      <style:text-properties officeooo:rsid="00072815"/>
    </style:style>
    <style:style style:name="T2" style:family="text">
      <style:text-properties officeooo:rsid="000b6dcf"/>
    </style:style>
    <style:style style:name="T3" style:family="text">
      <style:text-properties officeooo:rsid="000c919f"/>
    </style:style>
    <style:style style:name="T4" style:family="text">
      <style:text-properties officeooo:rsid="001521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crees endocri i altres hormones relacionades amb el tub digestiu </text:p>
      <text:p text:style-name="P1"/>
      <text:p text:style-name="P2">22</text:p>
      <text:p text:style-name="P2"/>
      <text:p text:style-name="P2">Part exocrina i endocrina </text:p>
      <text:p text:style-name="P2"/>
      <text:p text:style-name="P2"/>
      <text:p text:style-name="P2">Illot de Langerhans que fan la secreció hormonal endocrina: alfa, beta, delta. </text:p>
      <text:p text:style-name="P2"/>
      <text:p text:style-name="P2">beta: insulina</text:p>
      <text:p text:style-name="P2">alfa: glucagó</text:p>
      <text:p text:style-name="P2"/>
      <text:p text:style-name="P2">Estructura molècula insulina</text:p>
      <text:p text:style-name="P2"/>
      <text:p text:style-name="P2">Proteina amb dues seq d’aminoàcids unides per dos ponts disulfur. </text:p>
      <text:p text:style-name="P2"/>
      <text:p text:style-name="P2">Sintesi insulina</text:p>
      <text:p text:style-name="P2"/>
      <text:p text:style-name="P2"/>
      <text:p text:style-name="P2">DNA -&gt; RNA -&gt; preprohormona -&gt; prohormona (insulina-pèptid C) -&gt; insulina -&gt; empaquetat en vesicules, secreció per exocitosi. </text:p>
      <text:p text:style-name="P2"/>
      <text:p text:style-name="P2"/>
      <text:p text:style-name="P2"/>
      <text:p text:style-name="P2">EStímuls</text:p>
      <text:p text:style-name="P2">- Glucosa</text:p>
      <text:p text:style-name="P2"><text:tab/>Augment de glucèmia plasmàtica</text:p>
      <text:p text:style-name="P2"><text:tab/>Incretines: GLP-1, GIP </text:p>
      <text:p text:style-name="P2"><text:tab/><text:tab/>Presència de glucosa en el tub digestiu estimula secreció d’incretines. </text:p>
      <text:p text:style-name="P2"/>
      <text:p text:style-name="P2">Secreció d’insulina més elevada quan prenem glucosa per via oral que per via intravenosa. </text:p>
      <text:p text:style-name="P2"/>
      <text:p text:style-name="P2">- Altres (menys importants) </text:p>
      <text:p text:style-name="P2"><text:tab/>Augment d’aminoàcids en sang (arginina i lisina) </text:p>
      <text:p text:style-name="P2"/>
      <text:p text:style-name="P2">Cell b pancreatica introdueix glucosa, es fosforila i s’envia al Krebs per obtenir ATP, i es bloquejen els canals de potassi atp depenents, s’allibera calci. -&gt; se secreta insulina. </text:p>
      <text:p text:style-name="P2"/>
      <text:p text:style-name="P2"/>
      <text:p text:style-name="P2"/>
      <text:p text:style-name="P2">si estimul persisteix, la primera es rapida pero la segona es lenta (es sintetitza mes insulina) </text:p>
      <text:p text:style-name="P2"/>
      <text:p text:style-name="P2">alliberament insulina augmenta segons glucemia. </text:p>
      <text:p text:style-name="P2">glucemia baixa: inhibit. </text:p>
      <text:p text:style-name="P2">glucemia alta: elevada</text:p>
      <text:p text:style-name="P2"/>
      <text:p text:style-name="P2">a partir de 300 es maxima i no es pot augmentar mes. </text:p>
      <text:p text:style-name="P2"/>
      <text:p text:style-name="P2"/>
      <text:p text:style-name="P2"/>
      <text:p text:style-name="P2"/>
      <text:p text:style-name="P2"/>
      <text:p text:style-name="P2"><text:soft-page-break/>INSULINA</text:p>
      <text:p text:style-name="P2">- circula lliure</text:p>
      <text:p text:style-name="P2">- elminiació per insulasa</text:p>
      <text:p text:style-name="P2"><text:tab/>sobretot a ronyó i fetge</text:p>
      <text:p text:style-name="P2"><text:tab/>temps de vida mitja: 6 mins</text:p>
      <text:p text:style-name="P2"/>
      <text:p text:style-name="P2">receptors d’insulina: </text:p>
      <text:p text:style-name="P2">receptor transmembrana </text:p>
      <text:p text:style-name="P2">tirosinquinasa intrinseca: fosforila tirosin-residus de proteines intracells. </text:p>
      <text:p text:style-name="P2"/>
      <text:p text:style-name="P2">dos receptors alfa-beta. </text:p>
      <text:p text:style-name="P2"/>
      <text:p text:style-name="P2"/>
      <text:p text:style-name="P2">alfa extracel·lular, b transmembrana</text:p>
      <text:p text:style-name="P2"/>
      <text:p text:style-name="P2"/>
      <text:p text:style-name="P3">la insulina repleciona el rebost :lmao: </text:p>
      <text:p text:style-name="P3"/>
      <text:p text:style-name="P3"/>
      <text:p text:style-name="P3"/>
      <text:p text:style-name="P4">insulina: accions</text:p>
      <text:p text:style-name="P4">- hormona anabolica</text:p>
      <text:p text:style-name="P4">- afavoreix que s’omplin els diposits, que s’han buidat durant el dejú</text:p>
      <text:p text:style-name="P4"><text:tab/>glucogen (carbohidrats) </text:p>
      <text:p text:style-name="P4"><text:tab/>triglicerids (lipids) </text:p>
      <text:p text:style-name="P4"><text:tab/>proteines (aminoacids) </text:p>
      <text:p text:style-name="P4"/>
      <text:p text:style-name="P4">muscular nomes es pel muscul, fetge permet l’us a altres teixits <text:span text:style-name="T1">(glucosa-6-fosfatasa)</text:span></text:p>
      <text:p text:style-name="P4"/>
      <text:p text:style-name="P4"/>
      <text:p text:style-name="P6">transport de glucosa</text:p>
      <text:p text:style-name="P6">- co-transport glucosa-Na depenent d’energia</text:p>
      <text:p text:style-name="P6"><text:tab/>intestí i ronyó</text:p>
      <text:p text:style-name="P6">- receptors específics</text:p>
      <text:p text:style-name="P6"><text:tab/>GLUT 2 i GLUT 4 </text:p>
      <text:p text:style-name="P6"/>
      <text:p text:style-name="P6"/>
      <text:p text:style-name="P6">glut2: superfície cel·lular</text:p>
      <text:p text:style-name="P6">glut4: interior cel·lular</text:p>
      <text:p text:style-name="P6"/>
      <text:p text:style-name="P6"/>
      <text:p text:style-name="P6">glut4: musculs i teixit adipos. </text:p>
      <text:p text:style-name="P6">insulina s’uneix al seu receptor i s’activa -&gt; externalització de glut4, permet entrada de glucosa</text:p>
      <text:p text:style-name="P6">per poder continuar entrant glucosa, fosforila glucosa a glucosa-6-fosfat per mantenir gradient entre glucosa externa i interna. </text:p>
      <text:p text:style-name="P6"/>
      <text:p text:style-name="P6">glut2: fetge, ronyo, cells b</text:p>
      <text:p text:style-name="P6">quinasa fosforila glucosa a glucosa-6-fosfat. el glut2 ja està a la superfície cel·lular</text:p>
      <text:p text:style-name="P6"/>
      <text:p text:style-name="P6"/>
      <text:p text:style-name="P6">cervell no necessita insulina per usar glucosa. cells del cervell son permeables a la glucosa (GLUT1 i GLUT3). la glucosa entra per diferencia de concentracio</text:p>
      <text:p text:style-name="P6"><text:soft-page-break/>lipids: </text:p>
      <text:p text:style-name="P5">- <text:span text:style-name="T2">lipasa sensible a hormona inhibida (no degradem triglicerids)</text:span></text:p>
      <text:p text:style-name="P5">- <text:span text:style-name="T2">lipoproteinlipasa activada (buida quilomicrons) </text:span></text:p>
      <text:p text:style-name="P5"/>
      <text:p text:style-name="P7">proteines: </text:p>
      <text:p text:style-name="P7">- sintesi proteic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glucago</text:p>
      <text:p text:style-name="P7">- hormona catabolica</text:p>
      <text:p text:style-name="P7"><text:tab/>proteina de 29 aa</text:p>
      <text:p text:style-name="P7"><text:tab/>sintesi per cells alfa</text:p>
      <text:p text:style-name="P7"><text:tab/>receptor transmembrana </text:p>
      <text:p text:style-name="P7"><text:tab/><text:tab/>vinculat a proteina Gs. </text:p>
      <text:p text:style-name="P7"><text:tab/><text:tab/><text:tab/><text:span text:style-name="T3">AMPc</text:span></text:p>
      <text:p text:style-name="P7"><text:tab/><text:tab/><text:tab/><text:span text:style-name="T3">proteina quinasa A</text:span></text:p>
      <text:p text:style-name="P7"><text:tab/><text:tab/><text:tab/><text:span text:style-name="T3">efectes: </text:span></text:p>
      <text:p text:style-name="P7"/>
      <text:p text:style-name="P7">hormona antagonica a la insulina. </text:p>
      <text:p text:style-name="P7"/>
      <text:p text:style-name="P7"/>
      <text:p text:style-name="P8">accio</text:p>
      <text:p text:style-name="P8">- afavoreix que es buidin els diposits durant el deju per obtenir energia</text:p>
      <text:p text:style-name="P8"/>
      <text:p text:style-name="P8">secrecio a la inversa: a valors baixos de glucemia s’estimula</text:p>
      <text:p text:style-name="P8"><text:tab/><text:tab/> <text:s text:c="9"/>a valors alts s’inhibeix. </text:p>
      <text:p text:style-name="P8"/>
      <text:p text:style-name="P8"/>
      <text:p text:style-name="P9">eixos implicats</text:p>
      <text:p text:style-name="P9">hipoglicemia estimula cell a </text:p>
      <text:p text:style-name="P9"/>
      <text:p text:style-name="P9">hormona de creixement: eix somatotrop </text:p>
      <text:p text:style-name="P9"/>
      <text:p text:style-name="P9">cortisol: eix adrenal. disminueix captació perifèrica, augmenta producció hepàtica </text:p>
      <text:p text:style-name="P9"/>
      <text:p text:style-name="P9">activació del centre hipotalamic SNC. augmenta glucemia i inhibeix secrecio insulina. </text:p>
      <text:p text:style-name="P9"/>
      <text:p text:style-name="P9"/>
      <text:p text:style-name="P9"/>
      <text:p text:style-name="P9">tub digestiu <text:s/></text:p>
      <text:p text:style-name="P9"/>
      <text:p text:style-name="P9">incretines: incrementen secrecio insulina</text:p>
      <text:p text:style-name="P9"/>
      <text:p text:style-name="P9">dues incretines</text:p>
      <text:p text:style-name="P9">- GLP-1 i GIP </text:p>
      <text:p text:style-name="P9"/>
      <text:p text:style-name="P9">GLP-1</text:p>
      <text:p text:style-name="P9">Hormona proteina (30aa)</text:p>
      <text:p text:style-name="P9"><text:tab/>a partir de prohormona</text:p>
      <text:p text:style-name="P9"><text:tab/>secretada per cells L del intesti distal </text:p>
      <text:p text:style-name="P9">receptor transmembrana </text:p>
      <text:p text:style-name="P9"><text:tab/>vinculat a proteina Gs (AMPCc) </text:p>
      <text:p text:style-name="P9"><text:tab/>localitzacio: pancrees, pulmo, cor, ronyons, cervell, tracte gastrointestinal</text:p>
      <text:p text:style-name="P9">degradacio enzimatica DPP-IV</text:p>
      <text:p text:style-name="P9"><text:tab/>temps de vida mitja: 2-3mins</text:p>
      <text:p text:style-name="P9"><text:tab/>expressio en quasi tots els teixits</text:p>
      <text:p text:style-name="P9"/>
      <text:p text:style-name="P9"/>
      <text:p text:style-name="P9"/>
      <text:p text:style-name="P9"/>
      <text:p text:style-name="P9"><text:soft-page-break/>Accions: </text:p>
      <text:p text:style-name="P9">- pancrees: augmenta sensibilitat glucosa per la cell beta: augment de la secreio insulina</text:p>
      <text:p text:style-name="P9">disminueix secrecio de glucago</text:p>
      <text:p text:style-name="P9"/>
      <text:p text:style-name="P9">estomac: retard del buidament gastric (sensacio sacietat) </text:p>
      <text:p text:style-name="P9"/>
      <text:p text:style-name="P9">snc: inhibeix gana, augmenta discomfort abdominal</text:p>
      <text:p text:style-name="P9"/>
      <text:p text:style-name="P9">sistemic hepatic: augmenta sensibilitat a la insulina, disminució glucèmia</text:p>
      <text:p text:style-name="P9"/>
      <text:p text:style-name="P9"/>
      <text:p text:style-name="P9"/>
      <text:p text:style-name="P9">proteina quinasa A -&gt; tancament canals K depenents d’ATP -&gt; obertura canals de calci -&gt; mobilització de diposits intracells de calci -&gt; exocitosi </text:p>
      <text:p text:style-name="P9"/>
      <text:p text:style-name="P9"/>
      <text:p text:style-name="P9"/>
      <text:p text:style-name="P9"/>
      <text:p text:style-name="P9">GIP: </text:p>
      <text:p text:style-name="P9">hormona proteica</text:p>
      <text:p text:style-name="P9"><text:tab/>a partir de prohormona</text:p>
      <text:p text:style-name="P9"><text:tab/>secretada per cells K de la mucosa l’intesti proximal</text:p>
      <text:p text:style-name="P9"/>
      <text:p text:style-name="P9">receptor transmembrana: </text:p>
      <text:p text:style-name="P9"><text:tab/>similar GLP-1</text:p>
      <text:p text:style-name="P9"><text:tab/></text:p>
      <text:p text:style-name="P9"/>
      <text:p text:style-name="P9"/>
      <text:p text:style-name="P9">GIP nomes afecta a cells beta</text:p>
      <text:p text:style-name="P9">no afecta estomac</text:p>
      <text:p text:style-name="P9">no afecta glucago</text:p>
      <text:p text:style-name="P9"/>
      <text:p text:style-name="P9">disminueix nausees i la ingesta, inhibeix gana</text:p>
      <text:p text:style-name="P9"/>
      <text:p text:style-name="P9">sistemic muscular i adipos </text:p>
      <text:p text:style-name="P9"><text:tab/>augment sensibilitat a insulina</text:p>
      <text:p text:style-name="P9"><text:tab/><text:tab/>disminucio glucosa i tg plasmatics </text:p>
      <text:p text:style-name="P9"/>
      <text:p text:style-name="P9"/>
      <text:p text:style-name="P9">(glucose dependent insulinotropic polipeptid receptor agonism) </text:p>
      <text:p text:style-name="P9"/>
      <text:p text:style-name="P9"/>
      <text:p text:style-name="P10">Teixit adipos. </text:p>
      <text:p text:style-name="P10"/>
      <text:p text:style-name="P10">tub digestiu </text:p>
      <text:p text:style-name="P10">important a nivell metabolic</text:p>
      <text:p text:style-name="P10"/>
      <text:p text:style-name="P10">glandula endocrina (fabrica hormones com ara la lectina), fabrica citoquines inflamatories i factors de creixement, i factors protrombòtics </text:p>
      <text:p text:style-name="P10"/>
      <text:p text:style-name="P10">bomba depen de la distribucio de greix</text:p>
      <text:p text:style-name="P10"/>
      <text:p text:style-name="P10"><text:soft-page-break/>en dones: greix de les cartutxeres. </text:p>
      <text:p text:style-name="P10">problema: creix d’origen visceral (higado graso) </text:p>
      <text:p text:style-name="P10"/>
      <text:p text:style-name="P10"/>
      <text:p text:style-name="P11">greix visceral: tormenta perfecta. accio endocrina (que no ens va be, resistina - fa insulin-resistència ; risc de diabetis), augmenta les citoquines inflamatòries (eix cortisol, insulin-resistència), augmenten factors protrombotics (ajuda a la trombosi, risc cardiovascular) </text:p>
      <text:p text:style-name="P11"/>
      <text:p text:style-name="P11">correlacionem amb el risc cardiovascular. (el greix de les cartutxeres no es dolent) </text:p>
      <text:p text:style-name="P11"/>
      <text:p text:style-name="P11"/>
      <text:p text:style-name="P12">leptina: </text:p>
      <text:p text:style-name="P12"><text:tab/>proteina de 166 aa</text:p>
      <text:p text:style-name="P12"><text:tab/>codificada per gen ob</text:p>
      <text:p text:style-name="P12"><text:tab/>sintesi teixit adipos </text:p>
      <text:p text:style-name="P12"><text:tab/><text:tab/>abdominal -&gt;: s,c</text:p>
      <text:p text:style-name="P12"><text:tab/>receptor transmembrana similar al del GH en el SNC (dimeritzacio) <text:line-break/><text:tab/>informa SNC de quantitat de greix</text:p>
      <text:p text:style-name="P12"><text:tab/><text:tab/>creiua barrera hematoencefalica per un sistema de transport especific saturable </text:p>
      <text:p text:style-name="P12"/>
      <text:p text:style-name="P13">accions leptina</text:p>
      <text:p text:style-name="P13">- anorèxia</text:p>
      <text:p text:style-name="P13"><text:tab/>augmenta alliberacio de derivats de POMC pel nucli arcuat hipotalamic: beta MSH i beta endorfines</text:p>
      <text:p text:style-name="P13"><text:tab/>redueix nivells de NPY hipotalamic <text:span text:style-name="T4">(estimula gana) </text:span></text:p>
      <text:p text:style-name="P13"/>
      <text:p text:style-name="P13">- augment del catabolisme i metabolisme basal </text:p>
      <text:p text:style-name="P13"><text:tab/>activació odel SNS</text:p>
      <text:p text:style-name="P13"><text:tab/>inhibició síntesi i secrecio insulina + insulina resistencia </text:p>
      <text:p text:style-name="P13"/>
      <text:p text:style-name="P13">inici de la pubertat. </text:p>
      <text:p text:style-name="P13"/>
      <text:p text:style-name="P13"/>
      <text:p text:style-name="P14">molt greix -&gt; secrecio leptina - leptina plasmatica -&gt; SNC -&gt; mes inhibidors gana -&gt; menys ingesta -&gt; mes catabolisme per usar greix. </text:p>
      <text:p text:style-name="P14"/>
      <text:p text:style-name="P14">important per inici de la pubertat: tema 24. </text:p>
      <text:p text:style-name="P15">leptina implica que tens reserves suficients, i permet passar a la pubertat. (prou reserva energetica per embaràs) </text:p>
      <text:p text:style-name="P15"/>
      <text:p text:style-name="P15"/>
      <text:p text:style-name="P16">model animal OB-OB. tenia greix, un amb deficit de leptina. aixi es gordo</text:p>
      <text:p text:style-name="P16"/>
      <text:p text:style-name="P16"/>
      <text:p text:style-name="P16">els obesos tenen leptina alta pero manca de accio dels receptors. el obes es hiperleptinemic (normalment) </text:p>
      <text:p text:style-name="P16"/>
      <text:p text:style-name="P16">families hipoleptinemiques: nen amb gordo. 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08:35:55.184001524</meta:creation-date>
    <dc:date>2025-02-24T09:29:33.092905836</dc:date>
    <meta:editing-duration>PT42M38S</meta:editing-duration>
    <meta:editing-cycles>20</meta:editing-cycles>
    <meta:generator>LibreOffice/24.2.7.2$Linux_X86_64 LibreOffice_project/420$Build-2</meta:generator>
    <meta:document-statistic meta:table-count="0" meta:image-count="0" meta:object-count="0" meta:page-count="6" meta:paragraph-count="145" meta:word-count="908" meta:character-count="6303" meta:non-whitespace-character-count="5403"/>
  </office:meta>
</office:document-meta>
</file>